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0556in" fo:margin-left="-0.0785in" fo:margin-top="0in" fo:margin-bottom="0in" table:align="left" style:writing-mode="lr-tb"/>
    </style:style>
    <style:style style:name="Table1.A" style:family="table-column">
      <style:table-column-properties style:column-width="6.05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6833in" table:align="left" style:may-break-between-rows="false" style:writing-mode="lr-tb"/>
    </style:style>
    <style:style style:name="Table2.A" style:family="table-column">
      <style:table-column-properties style:column-width="0.3958in"/>
    </style:style>
    <style:style style:name="Table2.B" style:family="table-column">
      <style:table-column-properties style:column-width="0.5368in"/>
    </style:style>
    <style:style style:name="Table2.C" style:family="table-column">
      <style:table-column-properties style:column-width="1.0306in"/>
    </style:style>
    <style:style style:name="Table2.D" style:family="table-column">
      <style:table-column-properties style:column-width="0.7264in"/>
    </style:style>
    <style:style style:name="Table2.E" style:family="table-column">
      <style:table-column-properties style:column-width="1.7174in"/>
    </style:style>
    <style:style style:name="Table2.F" style:family="table-column">
      <style:table-column-properties style:column-width="1.1924in"/>
    </style:style>
    <style:style style:name="Table2.G" style:family="table-column">
      <style:table-column-properties style:column-width="2.1319in"/>
    </style:style>
    <style:style style:name="Table2.H" style:family="table-column">
      <style:table-column-properties style:column-width="1.9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2" style:family="table-row">
      <style:table-row-properties style:min-row-height="0.367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 fo:font-style="italic" fo:font-weight="bold" style:font-style-asian="italic" style:font-weight-asian="bold"/>
    </style:style>
    <style:style style:name="P3" style:family="paragraph" style:parent-style-name="Standard">
      <style:paragraph-properties fo:orphans="0" fo:widows="0"/>
      <style:text-properties fo:language="en" fo:country="GB" fo:font-style="italic" fo:font-weight="bold" officeooo:rsid="006f0990" officeooo:paragraph-rsid="006f0990" style:font-style-asian="italic" style:font-weight-asian="bold"/>
    </style:style>
    <style:style style:name="P4" style:family="paragraph" style:parent-style-name="Standard">
      <style:paragraph-properties fo:orphans="0" fo:widows="0"/>
      <style:text-properties fo:language="en" fo:country="GB" fo:font-style="italic" style:font-style-asian="italic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text-properties officeooo:rsid="00114e7d" officeooo:paragraph-rsid="00114e7d"/>
    </style:style>
    <style:style style:name="P8" style:family="paragraph" style:parent-style-name="Standard">
      <style:paragraph-properties fo:margin-top="0in" fo:margin-bottom="0.1665in" style:contextual-spacing="false" fo:orphans="0" fo:widows="0"/>
    </style:style>
    <style:style style:name="P9" style:family="paragraph" style:parent-style-name="Standard">
      <style:paragraph-properties fo:margin-top="0in" fo:margin-bottom="0.1665in" style:contextual-spacing="false" fo:orphans="0" fo:widows="0"/>
      <style:text-properties fo:language="en" fo:country="GB"/>
    </style:style>
    <style:style style:name="P10" style:family="paragraph" style:parent-style-name="Standard">
      <style:paragraph-properties fo:margin-top="0in" fo:margin-bottom="0.1665in" style:contextual-spacing="false" fo:orphans="0" fo:widows="0"/>
      <style:text-properties fo:language="en" fo:country="GB" fo:font-style="italic" style:font-style-asian="italic"/>
    </style:style>
    <style:style style:name="P11" style:family="paragraph" style:parent-style-name="Standard">
      <style:paragraph-properties fo:margin-top="0in" fo:margin-bottom="0.1665in" style:contextual-spacing="false" fo:orphans="0" fo:widows="0"/>
      <style:text-properties fo:language="en" fo:country="GB" fo:font-weight="bold" style:font-weight-asian="bold"/>
    </style:style>
    <style:style style:name="P12" style:family="paragraph" style:parent-style-name="Standard">
      <style:paragraph-properties fo:margin-top="0in" fo:margin-bottom="0.1665in" style:contextual-spacing="false" fo:orphans="0" fo:widows="0"/>
      <style:text-properties fo:language="en" fo:country="GB" style:text-underline-style="solid" style:text-underline-width="auto" style:text-underline-color="font-color" fo:background-color="#ff3333"/>
    </style:style>
    <style:style style:name="P13" style:family="paragraph" style:parent-style-name="Standard">
      <style:paragraph-properties fo:margin-top="0in" fo:margin-bottom="0.1665in" style:contextual-spacing="false" fo:orphans="0" fo:widows="0"/>
      <style:text-properties fo:language="en" fo:country="GB" officeooo:rsid="006f0990" officeooo:paragraph-rsid="006fe607"/>
    </style:style>
    <style:style style:name="P14" style:family="paragraph" style:parent-style-name="Standard">
      <style:paragraph-properties fo:margin-top="0in" fo:margin-bottom="0.1665in" style:contextual-spacing="false" fo:orphans="0" fo:widows="0"/>
      <style:text-properties style:font-name="Arial1" fo:font-size="14pt" fo:language="en" fo:country="GB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text-indent="0.4917in" style:auto-text-indent="false"/>
    </style:style>
    <style:style style:name="P16" style:family="paragraph" style:parent-style-name="Heading_20_2">
      <style:text-properties fo:language="en" fo:country="GB"/>
    </style:style>
    <style:style style:name="P17" style:family="paragraph" style:parent-style-name="Heading_20_1">
      <style:text-properties fo:language="en" fo:country="GB"/>
    </style:style>
    <style:style style:name="P18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style:font-style-asian="italic"/>
    </style:style>
    <style:style style:name="P19" style:family="paragraph" style:parent-style-name="Standard">
      <style:paragraph-properties fo:margin-top="0in" fo:margin-bottom="0in" style:contextual-spacing="false" fo:orphans="0" fo:widows="0"/>
      <style:text-properties fo:language="en" fo:country="GB" fo:font-style="italic" officeooo:rsid="003d70e7" officeooo:paragraph-rsid="003d70e7" style:font-style-asian="italic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officeooo:rsid="00114e7d" officeooo:paragraph-rsid="00114e7d"/>
    </style:style>
    <style:style style:name="P22" style:family="paragraph" style:parent-style-name="Table_20_Contents">
      <style:text-properties officeooo:rsid="00150fe7" officeooo:paragraph-rsid="00150fe7"/>
    </style:style>
    <style:style style:name="P23" style:family="paragraph" style:parent-style-name="Table_20_Contents">
      <style:text-properties officeooo:rsid="001c1bf0" officeooo:paragraph-rsid="001c1bf0"/>
    </style:style>
    <style:style style:name="P24" style:family="paragraph" style:parent-style-name="Table_20_Contents">
      <style:text-properties officeooo:rsid="001e140d" officeooo:paragraph-rsid="001e140d"/>
    </style:style>
    <style:style style:name="P25" style:family="paragraph" style:parent-style-name="Table_20_Contents">
      <style:text-properties officeooo:rsid="00237ff1" officeooo:paragraph-rsid="00237ff1"/>
    </style:style>
    <style:style style:name="P26" style:family="paragraph" style:parent-style-name="Table_20_Contents">
      <style:text-properties officeooo:rsid="0024c8bb" officeooo:paragraph-rsid="0024c8bb"/>
    </style:style>
    <style:style style:name="P27" style:family="paragraph" style:parent-style-name="Table_20_Contents">
      <style:text-properties officeooo:rsid="0024afd6" officeooo:paragraph-rsid="0024afd6"/>
    </style:style>
    <style:style style:name="P28" style:family="paragraph" style:parent-style-name="Table_20_Contents">
      <style:text-properties officeooo:rsid="0025c5ec" officeooo:paragraph-rsid="0025c5ec"/>
    </style:style>
    <style:style style:name="P29" style:family="paragraph" style:parent-style-name="Table_20_Contents">
      <style:text-properties officeooo:rsid="00263296" officeooo:paragraph-rsid="00263296"/>
    </style:style>
    <style:style style:name="P30" style:family="paragraph" style:parent-style-name="Table_20_Contents">
      <style:text-properties officeooo:rsid="00263296" officeooo:paragraph-rsid="0037cfe4"/>
    </style:style>
    <style:style style:name="P31" style:family="paragraph" style:parent-style-name="Table_20_Contents">
      <style:text-properties officeooo:rsid="002dac28" officeooo:paragraph-rsid="002dac28"/>
    </style:style>
    <style:style style:name="P32" style:family="paragraph" style:parent-style-name="Table_20_Contents">
      <style:text-properties officeooo:rsid="0030e2cc" officeooo:paragraph-rsid="0030e2cc"/>
    </style:style>
    <style:style style:name="P33" style:family="paragraph" style:parent-style-name="Table_20_Contents">
      <style:text-properties officeooo:rsid="0032da83" officeooo:paragraph-rsid="0032da83"/>
    </style:style>
    <style:style style:name="P34" style:family="paragraph" style:parent-style-name="Table_20_Contents">
      <style:text-properties officeooo:rsid="00437ab0" officeooo:paragraph-rsid="00437ab0"/>
    </style:style>
    <style:style style:name="P35" style:family="paragraph" style:parent-style-name="Table_20_Contents">
      <style:text-properties officeooo:rsid="003b3cb7" officeooo:paragraph-rsid="003b3cb7"/>
    </style:style>
    <style:style style:name="P36" style:family="paragraph" style:parent-style-name="Table_20_Contents">
      <style:text-properties officeooo:rsid="0041d46b" officeooo:paragraph-rsid="0041d46b"/>
    </style:style>
    <style:style style:name="P37" style:family="paragraph" style:parent-style-name="Table_20_Contents">
      <style:text-properties officeooo:rsid="0041d5ee" officeooo:paragraph-rsid="0041d5ee"/>
    </style:style>
    <style:style style:name="P38" style:family="paragraph" style:parent-style-name="Table_20_Contents">
      <style:text-properties officeooo:rsid="004f5ad6" officeooo:paragraph-rsid="004f5ad6"/>
    </style:style>
    <style:style style:name="P39" style:family="paragraph" style:parent-style-name="Table_20_Contents">
      <style:text-properties officeooo:rsid="0043e44f" officeooo:paragraph-rsid="0043e44f"/>
    </style:style>
    <style:style style:name="P40" style:family="paragraph" style:parent-style-name="Table_20_Contents">
      <style:text-properties officeooo:rsid="00583882" officeooo:paragraph-rsid="00583882"/>
    </style:style>
    <style:style style:name="P41" style:family="paragraph" style:parent-style-name="Table_20_Contents">
      <style:text-properties officeooo:rsid="00599d39" officeooo:paragraph-rsid="00599d39"/>
    </style:style>
    <style:style style:name="P42" style:family="paragraph" style:parent-style-name="Table_20_Contents">
      <style:text-properties officeooo:rsid="0059f2b4" officeooo:paragraph-rsid="0059f2b4"/>
    </style:style>
    <style:style style:name="P43" style:family="paragraph" style:parent-style-name="Table_20_Contents">
      <style:text-properties officeooo:rsid="0060a0c9" officeooo:paragraph-rsid="0060a0c9"/>
    </style:style>
    <style:style style:name="P44" style:family="paragraph" style:parent-style-name="Table_20_Contents">
      <style:text-properties officeooo:rsid="0066bcb4" officeooo:paragraph-rsid="0066bcb4"/>
    </style:style>
    <style:style style:name="P45" style:family="paragraph" style:parent-style-name="Table_20_Contents">
      <style:text-properties officeooo:rsid="0066fa4e" officeooo:paragraph-rsid="0066fa4e"/>
    </style:style>
    <style:style style:name="P46" style:family="paragraph" style:parent-style-name="Table_20_Contents">
      <style:text-properties officeooo:rsid="00682ffc" officeooo:paragraph-rsid="00682ffc"/>
    </style:style>
    <style:style style:name="P47" style:family="paragraph" style:parent-style-name="Table_20_Contents">
      <style:text-properties officeooo:rsid="00684d8c" officeooo:paragraph-rsid="00684d8c"/>
    </style:style>
    <style:style style:name="P48" style:family="paragraph" style:parent-style-name="Table_20_Contents">
      <style:text-properties officeooo:rsid="00698d07" officeooo:paragraph-rsid="00698d07"/>
    </style:style>
    <style:style style:name="P49" style:family="paragraph" style:parent-style-name="Table_20_Contents">
      <style:text-properties officeooo:rsid="0075cdc8" officeooo:paragraph-rsid="0075cdc8"/>
    </style:style>
    <style:style style:name="P50" style:family="paragraph" style:parent-style-name="Table_20_Contents">
      <style:text-properties officeooo:rsid="00791bba" officeooo:paragraph-rsid="00791bba"/>
    </style:style>
    <style:style style:name="P51" style:family="paragraph" style:parent-style-name="Table_20_Contents">
      <style:text-properties officeooo:rsid="00799d1f" officeooo:paragraph-rsid="00799d1f"/>
    </style:style>
    <style:style style:name="P52" style:family="paragraph" style:parent-style-name="Table_20_Contents">
      <style:text-properties officeooo:rsid="007b3e3f" officeooo:paragraph-rsid="007b3e3f"/>
    </style:style>
    <style:style style:name="P53" style:family="paragraph" style:parent-style-name="Table_20_Contents">
      <style:text-properties officeooo:rsid="007b7656" officeooo:paragraph-rsid="007b7656"/>
    </style:style>
    <style:style style:name="P54" style:family="paragraph" style:parent-style-name="Table_20_Heading">
      <style:text-properties fo:font-weight="bold" officeooo:rsid="00114e7d" officeooo:paragraph-rsid="00114e7d" style:font-weight-asian="bold" style:font-weight-complex="bold"/>
    </style:style>
    <style:style style:name="P55" style:family="paragraph" style:parent-style-name="Standard" style:master-page-name="Standard">
      <style:paragraph-properties style:page-number="auto"/>
      <style:text-properties officeooo:rsid="00114e7d" officeooo:paragraph-rsid="00114e7d"/>
    </style:style>
    <style:style style:name="P56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/>
    </style:style>
    <style:style style:name="P57" style:family="paragraph" style:parent-style-name="Standard" style:list-style-name="WWNum1">
      <style:paragraph-properties fo:margin-top="0in" fo:margin-bottom="0.1665in" style:contextual-spacing="false" fo:orphans="0" fo:widows="0"/>
      <style:text-properties fo:language="en" fo:country="GB" officeooo:paragraph-rsid="0029bcfd"/>
    </style:style>
    <style:style style:name="P58" style:family="paragraph" style:parent-style-name="Standard" style:list-style-name="WWNum1">
      <style:paragraph-properties fo:margin-top="0in" fo:margin-bottom="0.1665in" style:contextual-spacing="false" fo:orphans="0" fo:widows="0"/>
    </style:style>
    <style:style style:name="P59" style:family="paragraph" style:parent-style-name="Standard" style:list-style-name="WWNum1">
      <style:paragraph-properties fo:margin-top="0in" fo:margin-bottom="0.1665in" style:contextual-spacing="false" fo:orphans="0" fo:widows="0"/>
      <style:text-properties officeooo:paragraph-rsid="001ffcea"/>
    </style:style>
    <style:style style:name="P60" style:family="paragraph" style:parent-style-name="Table_20_Contents">
      <style:text-properties officeooo:rsid="007df244" officeooo:paragraph-rsid="007df244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language="en" fo:country="GB" fo:font-style="italic" officeooo:rsid="0077c66e" style:font-style-asian="italic"/>
    </style:style>
    <style:style style:name="T4" style:family="text">
      <style:text-properties fo:language="en" fo:country="GB" fo:font-style="italic" officeooo:rsid="007cbbed" style:font-style-asian="italic"/>
    </style:style>
    <style:style style:name="T5" style:family="text">
      <style:text-properties fo:language="en" fo:country="GB" fo:font-style="italic" fo:font-weight="bold" style:font-style-asian="italic" style:font-weight-asian="bold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fo:language="en" fo:country="GB" fo:font-weight="bold" officeooo:rsid="001ffcea" style:font-weight-asian="bold" style:font-weight-complex="bold"/>
    </style:style>
    <style:style style:name="T8" style:family="text">
      <style:text-properties fo:language="en" fo:country="GB" officeooo:rsid="0015f9b1"/>
    </style:style>
    <style:style style:name="T9" style:family="text">
      <style:text-properties fo:language="en" fo:country="GB" officeooo:rsid="00161364"/>
    </style:style>
    <style:style style:name="T10" style:family="text">
      <style:text-properties fo:language="en" fo:country="GB" officeooo:rsid="0018b054"/>
    </style:style>
    <style:style style:name="T11" style:family="text">
      <style:text-properties fo:language="en" fo:country="GB" officeooo:rsid="001f9b12"/>
    </style:style>
    <style:style style:name="T12" style:family="text">
      <style:text-properties fo:language="en" fo:country="GB" fo:font-weight="normal" officeooo:rsid="001ffce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15ada"/>
    </style:style>
    <style:style style:name="T15" style:family="text">
      <style:text-properties fo:font-size="9pt" fo:language="en" fo:country="GB" fo:font-style="italic" style:font-size-asian="9pt" style:font-style-asian="italic" style:font-size-complex="9pt" style:font-style-complex="italic"/>
    </style:style>
    <style:style style:name="T16" style:family="text">
      <style:text-properties fo:font-size="9pt" fo:language="en" fo:country="GB" fo:font-style="italic" officeooo:rsid="0011bc74" style:font-size-asian="9pt" style:font-style-asian="italic" style:font-size-complex="9pt" style:font-style-complex="italic"/>
    </style:style>
    <style:style style:name="T17" style:family="text">
      <style:text-properties fo:font-size="9pt" fo:language="en" fo:country="GB" fo:font-style="italic" officeooo:rsid="001330a4" style:font-size-asian="9pt" style:font-style-asian="italic" style:font-size-complex="9pt" style:font-style-complex="italic"/>
    </style:style>
    <style:style style:name="T18" style:family="text">
      <style:text-properties officeooo:rsid="001b3cca"/>
    </style:style>
    <style:style style:name="T19" style:family="text">
      <style:text-properties officeooo:rsid="0021c38d"/>
    </style:style>
    <style:style style:name="T20" style:family="text">
      <style:text-properties officeooo:rsid="00278b9b"/>
    </style:style>
    <style:style style:name="T21" style:family="text">
      <style:text-properties fo:font-weight="normal" officeooo:rsid="0029bcfd" style:font-weight-asian="normal" style:font-weight-complex="normal"/>
    </style:style>
    <style:style style:name="T22" style:family="text">
      <style:text-properties officeooo:rsid="002ed0fc"/>
    </style:style>
    <style:style style:name="T23" style:family="text">
      <style:text-properties officeooo:rsid="00394fda"/>
    </style:style>
    <style:style style:name="T24" style:family="text">
      <style:text-properties officeooo:rsid="00434c02"/>
    </style:style>
    <style:style style:name="T25" style:family="text">
      <style:text-properties officeooo:rsid="0043b1c2"/>
    </style:style>
    <style:style style:name="T26" style:family="text">
      <style:text-properties officeooo:rsid="00599d39"/>
    </style:style>
    <style:style style:name="T27" style:family="text">
      <style:text-properties officeooo:rsid="005c2640"/>
    </style:style>
    <style:style style:name="T28" style:family="text">
      <style:text-properties officeooo:rsid="006932f0"/>
    </style:style>
    <style:style style:name="T29" style:family="text">
      <style:text-properties officeooo:rsid="006c54f6"/>
    </style:style>
    <style:style style:name="T30" style:family="text">
      <style:text-properties officeooo:rsid="006fe607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See end of document <text:span text:style-name="T14">(</text:span><text:span text:style-name="T14"><text:bookmark-ref text:reference-format="text" text:ref-name="__RefHeading__920_1239858968">MONTHLY REPORT PROCESSING</text:bookmark-ref></text:span><text:span text:style-name="T14">) </text:span>for recording of monthly report processing.</text:p>
      <text:h text:style-name="P17" text:outline-level="1">Ground tracks</text:h>
      <text:p text:style-name="Standard">From https://earth.esa.int/web/guest/-/ground-tracks-7209:</text:p>
      <text:p text:style-name="Standard"><text:span text:style-name="T13">FTP server:</text:span> <text:a xlink:type="simple" xlink:href="ftp://calval-pds.cryosat.esa.int/">ftp://calval-pds.cryosat.esa.int</text:a></text:p>
      <text:p text:style-name="Standard"><text:span text:style-name="T13">Username</text:span>: ground</text:p>
      <text:p text:style-name="Standard"><text:span text:style-name="T13">Password:</text:span> tracks</text:p>
      <text:p text:style-name="Standard"/>
      <text:p text:style-name="Standard">to update the groundtrack data all you need to do (once you know the data are available on the ESA server) is to run the Matlab script get_ground_tracks.m (/noc/users/cryo/QCV_Cryo2/code). This script will download the latest data from the ESA server, process them and save them into daily files (/noc/users/cryo/QCV_Cryo2/code/groundTracks) so that the data are easier to read</text:p>
      <text:p text:style-name="Standard"/>
      <text:p text:style-name="P14">FTP server details</text:p>
      <text:p text:style-name="Standard">The ESA ftp details are:</text:p>
      <text:p text:style-name="P15">HOST = '131.176.221.91'</text:p>
      <text:p text:style-name="P15">USER = 'Cryosat_GMQ'</text:p>
      <text:p text:style-name="P15">PASSWD = 'cr10s4tGMQ'</text:p>
      <text:p text:style-name="Standard"/>
      <text:p text:style-name="P14">Daily report</text:p>
      <text:p text:style-name="P9">Cronjobs on Typhoon:</text:p>
      <text:p text:style-name="P10">00 19,7 * * * python /noc/users/fmc1q07/QCV_Cryo2/code/get_ftp_data/ftp_getDataLatency.py &gt; /noc/users/fmc1q07/getData.log</text:p>
      <text:p text:style-name="P10">30 8 * * * python /noc/users/fmc1q07/QCV_Cryo2/code/allJobs.py &gt; /noc/users/fmc1q07/allJobs.log</text:p>
      <text:p text:style-name="P10">30 9 * * * python /noc/users/fmc1q07/QCV_Cryo2/code/ftp_upDayReport.py </text:p>
      <text:p text:style-name="P9"/>
      <text:p text:style-name="P12">As of 13 July 2016 changed to run under cryo on thalassa:</text:p>
      <text:p text:style-name="P19"><text:soft-page-break/>AS OF 18/10/16 code is:</text:p>
      <text:p text:style-name="P19"/>
      <text:p text:style-name="P19">SHELL=/bin/csh </text:p>
      <text:p text:style-name="P19"># mail any output to NOC_CRyOcean_QCV, no matter whose crontab this is </text:p>
      <text:p text:style-name="P19">MAILTO=NOC_CRyOcean_QCV@noc.ac.uk </text:p>
      <text:p text:style-name="P19"/>
      <text:p text:style-name="P19">20 20,7 * * * python /noc/users/cryo/QCV_Cryo2/code/get_ftp_data/ftp_getDataLatency.py &gt; /noc/users/cryo/QCV_Cryo2/logfiles/getData.log; ls -al /noc/users/cryo/QCV_Cryo2/logfiles/getData.log </text:p>
      <text:p text:style-name="P19">5 8 * * * module load anaconda/2.4.0; python /noc/users/cryo/QCV_Cryo2/code/allJobs.py &gt; /noc/users/cryo/QCV_Cryo2/logfiles/allJobs.log; ls -al /noc/users/cryo/QCV_Cryo2/logfiles/allJobs.log </text:p>
      <text:p text:style-name="P19"/>
      <text:p text:style-name="P19">1 10 * * * python /noc/users/cryo/QCV_Cryo2/code/ftp_upDayReport.py &gt; /noc/users/cryo/QCV_Cryo2/logfiles/ftp_upDayReport.log; ls -al /noc/users/cryo/QCV_Cryo2/logfiles/ftp_upDayReport.log </text:p>
      <text:p text:style-name="P19">1 15 * * * python /noc/users/cryo/QCV_Cryo2/code/ftp_upDayReport.py &gt; /noc/users/cryo/QCV_Cryo2/logfiles/ftp_upDayReport.log; ls -al /noc/users/cryo/QCV_Cryo2/logfiles/ftp_upDayReport.log </text:p>
      <text:p text:style-name="P18"><text:s text:c="2"/></text:p>
      <text:p text:style-name="P2">ftp_getDataLatency.py</text:p>
      <text:p text:style-name="P9">Gets the CryoSat FDM, IOP, and GOP data from the ESA server (science-pds.cryosat.esa.int) and computes the latency. Data are saved to /scratch/general/cryostat/SIR_***_L2/, where *** denotes the product (FDM, IOP or GOP). The latency for each product is saved in the corresponding folder to an ascii file named latency_***.txt. Data are downloaded twice a day.</text:p>
      <text:p text:style-name="P2">allJobs.py</text:p>
      <text:p text:style-name="P5"><text:span text:style-name="T1">Reads the data, processes them, computes statistics, creates plots for the report, and generates the daily reports for FDM and IOP. This Python script calls the Matlab function </text:span><text:span text:style-name="T2">daily_report_v6_nodisplay.m</text:span><text:span text:style-name="T1">, and the Python function </text:span><text:span text:style-name="T2">genReportFun.py</text:span><text:span text:style-name="T1">. </text:span></text:p>
      <text:p text:style-name="P1"/>
      <text:p text:style-name="P8"><text:span text:style-name="T2">daily_report_v6_nodisplay.m</text:span><text:span text:style-name="T1">: this function is where most of the action takes place. Called functions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6">Children (functions called by </text:span><text:span text:style-name="T5">daily_report_v6_nodisplay.m</text:span><text:span text:style-name="T6">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boxWhiskers</text:span><text:span text:style-name="T1">: plots box and whiske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EmptyStats</text:span><text:span text:style-name="T1">: creates empty structure if data are not availab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ily_stats_v6</text:span><text:span text:style-name="T1">: compute all statistics. It calls multiple function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hist2d</text:span><text:span text:style-name="T1">: plot 2D histogram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pan text:style-name="T2">plotTable</text:span><text:span text:style-name="T1">: embeds table in map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lot_map_nodisplay</text:span><text:span text:style-name="T1">: </text:span></text:p>
          </table:table-cell>
        </table:table-row>
        <table:table-row table:style-name="Table1.1">
          <table:table-cell table:style-name="Table1.A1" office:value-type="string">
            <text:p text:style-name="P4">plot_mode_mask</text:p>
          </table:table-cell>
        </table:table-row>
        <table:table-row table:style-name="Table1.1">
          <table:table-cell table:style-name="Table1.A1" office:value-type="string">
            <text:p text:style-name="P4">plot_percData</text:p>
          </table:table-cell>
        </table:table-row>
        <table:table-row table:style-name="Table1.1">
          <table:table-cell table:style-name="Table1.A1" office:value-type="string">
            <text:p text:style-name="P4">plot_timeSeries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ead_cryo2Data</text:span><text:span text:style-name="T1">: reads ESA .DBL files and saves data to Matlab structures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otateXLabels</text:span><text:span text:style-name="T1">: rotate labels in plo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shadedErrorBar</text:span><text:span text:style-name="T1">: plots confidence intervals</text:span></text:p>
          </table:table-cell>
        </table:table-row>
      </table:table>
      <text:p text:style-name="P9"/>
      <text:p text:style-name="P8"><text:span text:style-name="T2">genReportFun.py</text:span><text:span text:style-name="T1">: this Python function gathers all the figures and statistics and generates the FDM and IOP reports.</text:span></text:p>
      <text:p text:style-name="P3">Mode Masks</text:p>
      <text:p text:style-name="P13">Mode ma<text:span text:style-name="T30">s</text:span>ks from <text:a xlink:type="simple" xlink:href="https://earth.esa.int/web/guest/missions/esa-operational-eo-missions/cryosat/content/-/asset_publisher/VeF6/content/cryosat-mode-mask-archive"><text:span text:style-name="T30">https://earth.esa.int/web/guest/missions/esa-operational-eo-missions/cryosat/content/-/asset_publisher/VeF6/content/cryosat-mode-mask-archive</text:span></text:a><text:span text:style-name="T30"> which also points at latest version.</text:span></text:p>
      <text:p text:style-name="P9"/>
      <text:p text:style-name="P2">ftp_upDayReport.py</text:p>
      <text:p text:style-name="P9">This Python function uploads the FDM and IOP daily reports to the ESA server (131.176.221.91).</text:p>
      <text:p text:style-name="P11">To generate manually</text:p>
      <text:p text:style-name="P9">Note that for FDM we generate the report for (today - 1day) and for IOP (today - 4day). </text:p>
      <text:p text:style-name="P9">I noticed that the licenses for the MAP toolbox are still all taken so we cannot generate the reports at the moment.</text:p>
      <text:p text:style-name="P9">There are two ways to re-run the code. If you just want to generate the reports for today the easiest way is to reset the time of the cronjobs.</text:p>
      <text:p text:style-name="P9">If you want to generate the reports for any other day or for a range of days, then you simply open the script "genAllReports.py" and set the dates by editing the following lines of code:</text:p>
      <text:p text:style-name="P9"><text:soft-page-break/>date_FDM0 = datetime.date(2016,7,1) #start date for FDM (year,month,day)</text:p>
      <text:p text:style-name="P9">date_IOP0 = datetime.date(2016,6,2) <text:s/>#start date for IOP</text:p>
      <text:p text:style-name="P9">date_FDMf = datetime.date(2016,7,2) #end date for FDM</text:p>
      <text:p text:style-name="P9">date_IOPf = datetime.date(2016,6,3) # end date for IOP</text:p>
      <text:p text:style-name="P9">if the start date is greater than the end date then no report will be generated.</text:p>
      <text:p text:style-name="P9">Then you save your changes and run the script <text:s/>by using the command "python genAllReports.py"</text:p>
      <text:p text:style-name="P14">Monthly report</text:p>
      <text:p text:style-name="P9">As of May 2016 report (25 July 2016) the status of the production of monthly reports is below in <text:s/></text:p>
      <text:p text:style-name="P9">Steps to generate a monthly report:</text:p>
      <text:list xml:id="list4521099415779190355" text:style-name="WWNum1">
        <text:list-item>
          <text:p text:style-name="P56">Add ‘decent’ Python <text:s/>- module load anaconda/2.4.0 (; python python_script_name.py) </text:p>
        </text:list-item>
        <text:list-item>
          <text:p text:style-name="P57"><text:span text:style-name="T12">.</text:span><text:span text:style-name="T21">Run /noc/users/cryo/QCV_Cryo2/code/check_status_data.m to see what latest available data relate to.</text:span></text:p>
        </text:list-item>
        <text:list-item>
          <text:p text:style-name="P59"><text:span text:style-name="T1">The first thing is to make sure that all data used for the validation are up to date. To update the data we need to run the Python script </text:span><field:fieldmark-start text:name="__Fieldmark__262_135693509" field:type=""/><text:span text:style-name="T2">update.py</text:span><office:annotation office:name="__Fieldmark__319_1239858968"><dc:creator>Chris Banks</dc:creator><dc:date>2016-06-13T10:07:00</dc:date><text:sender-initials>CB</text:sender-initials><text:list text:style-name=""><text:list-item><text:p>FROM KIKO:</text:p></text:list-item></text:list><text:p>The file file "stationId.txt" contains the 5-character ID code for all buoy stations stored at the NDBC website. It is used to identify each buoy when downloading the data from NDBC. This file is stored at /scratch/general/cryosat/validation_data_2/buoys</text:p></office:annotation>:<field:fieldmark-end/><text:span text:style-name="T1"><text:line-break/></text:span><text:span text:style-name="T15">module load anaconda/2.4.0; </text:span><text:span text:style-name="T17">python </text:span><text:span text:style-name="T16">/noc/users/cryo/QCV_Cryo2/code/validation/update.py</text:span><text:span text:style-name="T1"><text:line-break/>This script will update the tide gauge sea level data from the UHSLC, the significant wave height (SWH) and wind data, the modelled SWH data from the WW3 model, </text:span><text:span text:style-name="T11">OSCAR current s data (as of 26 Aug 2016) </text:span><text:span text:style-name="T1">and the EN4 temperature and salinity data. It does NOT however update the HF radar data, and the </text:span><field:fieldmark-start text:name="__Fieldmark__284_135693509" field:type=""/><text:span text:style-name="T1">University of Colorado GMSL data</text:span><office:annotation office:name="__Fieldmark__662_89051881"><dc:creator>Chris Banks</dc:creator><dc:date>2017-01-05T11:33:48</dc:date><text:list text:continue-numbering="true" text:style-name=""><text:list-item><text:p>Issues with J3 data, so look to use GSFC. From </text:p></text:list-item></text:list><text:p/><text:p>ftp://podaac.jpl.nasa.gov/allData/merged_alt/L2/TP_J1_OSTM/global_mean_sea_level/</text:p><text:p/><text:p/><text:p>REF: </text:p><text:p/><text:p>GSFC. 2017. Global Mean Sea Level Trend from Integrated Multi-Mission Ocean Altimeters TOPEX/Poseidon, Jason-1, OSTM/Jason-2 Version 4. Ver. 4. PO.DAAC, CA, USA. Dataset accessed [YYYY-MM-DD] at 10.5067/GMSLM-TJ124.</text:p><text:p>HDR</text:p></office:annotation><text:span text:style-name="T1">.</text:span><field:fieldmark-end/><text:span text:style-name="T1"> At present those data have to be downloaded manually. The HF radar data are downloaded unsubsetted netCDFs from </text:span><text:a xlink:type="simple" xlink:href="https://imos.aodn.org.au/imos123/home#?uuid=85da1645-2c63-45fa-97b5-4125165b999d">https://imos.aodn.org.au/imos123/home#?uuid=85da1645-2c63-45fa-97b5-4125165b999d</text:a><text:span text:style-name="T1"> </text:span><text:span text:style-name="T8">for </text:span><text:span text:style-name="T9">Bonney Coast, Rottnest Shelf, South Australia Gulfs, and Turquoise Coast </text:span><text:span text:style-name="T10">(Just make sure the longitudes in the two boxes to the right of the map go from 0E to 360E.) </text:span><text:span text:style-name="T1">and the GMSL curve is downloaded from (</text:span><text:bookmark-start text:name="__DdeLink__645_1676208726"/><text:span text:style-name="T1">http://sealevel.colorado.edu</text:span><text:bookmark-end text:name="__DdeLink__645_1676208726"/><text:span text:style-name="T1">) with the seasonal signal retained. </text:span><text:span text:style-name="T7">NOTE: </text:span><text:span text:style-name="T12">the year defined as an argument in getOscarData is the year of interest: if Dec and Jan are required then it will have to be run twice, eg once as getOscarData('2016') and again as getOscarData('2017').</text:span></text:p>
        </text:list-item>
        <text:list-item>
          <text:p text:style-name="P58"><text:soft-page-break/><text:span text:style-name="T1">Then to generate the monthly report for one or multiple dates we simply run the python script </text:span><text:span text:style-name="T2">allJobs_monthly.py</text:span><text:span text:style-name="T1">. The ‘t0’ and ‘tf’ variables in the script denote the date of the first and last report to be generated, respectively, in the format ‘mmm- yyyy’.</text:span></text:p>
        </text:list-item>
      </text:list>
      <text:p text:style-name="P5"><text:span text:style-name="T5">allJobs_</text:span><text:bookmark text:name="_GoBack"/><text:span text:style-name="T5">monthly.py</text:span></text:p>
      <text:p text:style-name="P5"><text:span text:style-name="T1">This Python script calls the Matlab function </text:span><text:span text:style-name="T2">monthly_report_IOP_FDM_v3_nodisplay.m</text:span><text:span text:style-name="T1">, and the Python functions </text:span><text:span text:style-name="T2">validation.py</text:span><text:span text:style-name="T1">, <text:s/></text:span><text:span text:style-name="T2">genMonthlyReportFun.py</text:span><text:span text:style-name="T1">, and </text:span><text:span text:style-name="T2">ftp_upMonthlyReport.py</text:span><text:span text:style-name="T1">.</text:span></text:p>
      <text:p text:style-name="P1"/>
      <text:p text:style-name="P1">Test Matlab script via:</text:p>
      <text:p text:style-name="P1">/noc/packages/linux_emt64/matlab/v2013a/bin/matlab -nodisplay -nosplash -nodesktop -r <text:s/>"cd /noc/users/cryo/QCV_Cryo2/code/; monthly_report_IOP_FDM_v3_nodisplay('SIR_FDM_L2','Mar-2015'); quit "</text:p>
      <text:p text:style-name="P1"/>
      <text:p text:style-name="P9"/>
      <text:h text:style-name="P16" text:outline-level="2">Notes</text:h>
      <text:h text:style-name="Heading_20_2" text:outline-level="2">Ground tracks</text:h>
      <text:p text:style-name="Standard">From Kiko, “latest ground tracks we have are for 1 July 2016 (they are stored at /noc/users/cryo/QCV_Cryo2/code/groundTracks). We download the ground tracks from https://earth.esa.int/web/guest/-/ground-tracks-7209, but you will notice that they have not been updated so we will need to let ESA know and ask them to update the data as they did last year.”</text:p>
      <text:p text:style-name="Standard"/>
      <text:p text:style-name="Standard"/>
      <text:p text:style-name="P20"/>
      <text:h text:style-name="Heading_20_1" text:outline-level="1"><text:bookmark-start text:name="__RefHeading__920_1239858968"/>MONTHLY REPORT PROCESSING<text:bookmark-end text:name="__RefHeading__920_1239858968"/></text:h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54">Year</text:p>
            </table:table-cell>
            <table:table-cell table:style-name="Table2.A1" office:value-type="string">
              <text:p text:style-name="P54">Month</text:p>
            </table:table-cell>
            <table:table-cell table:style-name="Table2.A1" office:value-type="string">
              <text:p text:style-name="P54">update.py</text:p>
            </table:table-cell>
            <table:table-cell table:style-name="Table2.A1" office:value-type="string">
              <text:p text:style-name="P54">HF</text:p>
            </table:table-cell>
            <table:table-cell table:style-name="Table2.A1" office:value-type="string">
              <text:p text:style-name="P54">GMSL</text:p>
            </table:table-cell>
            <table:table-cell table:style-name="Table2.A1" office:value-type="string">
              <text:p text:style-name="P54">Edit <text:s/><text:span text:style-name="T2">allJobs_monthly.py </text:span><text:span text:style-name="T3">OR as of 7/4/17 monthlyconfig.</text:span><text:span text:style-name="T4">txt</text:span></text:p>
            </table:table-cell>
            <table:table-cell table:style-name="Table2.A1" office:value-type="string">
              <text:p text:style-name="P54">Run <text:s/><text:span text:style-name="T2">allJobs_monthly.py</text:span></text:p>
            </table:table-cell>
            <table:table-cell table:style-name="Table2.H1" office:value-type="string">
              <text:p text:style-name="P54"><field:fieldmark-start text:name="__Fieldmark__415_135693509" field:type=""/>ON ESA ftp server <text:span text:style-name="T23">&amp;</text:span> <text:span text:style-name="T23">parties notified</text:span><office:annotation office:name="__Fieldmark__616_1015093346"><dc:creator>Chris Banks</dc:creator><dc:date>2016-10-17T09:51:30</dc:date><text:list text:continue-numbering="true" text:style-name=""><text:list-item><text:p>Email jerome.bouffard@esa.int <text:s/>Pierre.Femenias@esa.int <text:s/>sppaweb@eo-sppa.org </text:p></text:list-item></text:list></office:annotation><field:fieldmark-end/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May</text:p>
          </table:table-cell>
          <table:table-cell table:style-name="Table2.A2" office:value-type="string">
            <text:p text:style-name="P22">Run <text:span text:style-name="T19">26</text:span>/<text:span text:style-name="T18">8</text:span>/16 CB</text:p>
          </table:table-cell>
          <table:table-cell table:style-name="Table2.A2" office:value-type="string">
            <text:p text:style-name="P23">ok</text:p>
            <text:p text:style-name="P23"/>
          </table:table-cell>
          <table:table-cell table:style-name="Table2.A2" office:value-type="string">
            <text:p text:style-name="P24">yes</text:p>
          </table:table-cell>
          <table:table-cell table:style-name="Table2.A2" office:value-type="string">
            <text:p text:style-name="P25">Yes</text:p>
          </table:table-cell>
          <table:table-cell table:style-name="Table2.A2" office:value-type="string">
            <text:p text:style-name="P26">yes</text:p>
          </table:table-cell>
          <table:table-cell table:style-name="Table2.H2" office:value-type="string">
            <text:p text:style-name="P27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June</text:p>
          </table:table-cell>
          <table:table-cell table:style-name="Table2.A2" office:value-type="string">
            <text:p text:style-name="P28"><field:fieldmark-start text:name="__Fieldmark__458_135693509" field:type=""/>run 8/9/16<office:annotation office:name="__Fieldmark__650_381423992"><dc:creator>Chris Banks</dc:creator><dc:date>2017-01-04T11:38:06</dc:date><text:p><text:span text:style-name="T31">NB EN4 changes to v4.2.0 from this month</text:span></text:p></office:annotation><field:fieldmark-end/>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</text:p>
          </table:table-cell>
          <table:table-cell table:style-name="Table2.A2" office:value-type="string">
            <text:p text:style-name="P29">Yes, eventually on typhoon</text:p>
          </table:table-cell>
          <table:table-cell table:style-name="Table2.H2" office:value-type="string">
            <text:p text:style-name="P29">Yes <text:span text:style-name="T20">but had to do manually</text:span></text:p>
          </table:table-cell>
        </table:table-row>
        <table:table-row>
          <table:table-cell table:style-name="Table2.A2" office:value-type="string">
            <text:p text:style-name="P21"><field:fieldmark-start text:name="__Fieldmark__482_135693509" field:type=""/>2016<office:annotation office:name="__Fieldmark__607_748708944"><dc:creator>Helen Snaith</dc:creator><dc:date>2016-10-14T10:04:21</dc:date><text:list text:continue-numbering="true" text:style-name=""><text:list-item><text:p>Have changed location of monthly reports from scratch and moved existing reports. Hopefully it works. CJB</text:p></text:list-item></text:list></office:annotation><field:fieldmark-end/></text:p>
          </table:table-cell>
          <table:table-cell table:style-name="Table2.A2" office:value-type="string">
            <text:p text:style-name="P21">July</text:p>
          </table:table-cell>
          <table:table-cell table:style-name="Table2.A2" office:value-type="string">
            <text:p text:style-name="P31">Run <text:span text:style-name="T22">again 10/10/16</text:span></text:p>
          </table:table-cell>
          <table:table-cell table:style-name="Table2.A2" office:value-type="string">
            <text:p text:style-name="P31">Yes</text:p>
            <text:p text:style-name="P32">11/10/16</text:p>
          </table:table-cell>
          <table:table-cell table:style-name="Table2.A2" office:value-type="string">
            <text:p text:style-name="P31">Yes</text:p>
          </table:table-cell>
          <table:table-cell table:style-name="Table2.A2" office:value-type="string">
            <text:p text:style-name="P33">Yes </text:p>
          </table:table-cell>
          <table:table-cell table:style-name="Table2.A2" office:value-type="string">
            <text:p text:style-name="P34">Yes (typhoon)</text:p>
          </table:table-cell>
          <table:table-cell table:style-name="Table2.H2" office:value-type="string">
            <text:p text:style-name="P30">Yes <text:span text:style-name="T20">but had to do manually</text:span>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Aug</text:p>
          </table:table-cell>
          <table:table-cell table:style-name="Table2.A2" office:value-type="string">
            <text:p text:style-name="P35">Run 1<text:span text:style-name="T24">3</text:span>/1<text:span text:style-name="T24">2</text:span>/16</text:p>
          </table:table-cell>
          <table:table-cell table:style-name="Table2.A2" office:value-type="string">
            <text:p text:style-name="P36">See above</text:p>
          </table:table-cell>
          <table:table-cell table:style-name="Table2.A2" office:value-type="string">
            <text:p text:style-name="P36">Yes (few days missing)</text:p>
          </table:table-cell>
          <table:table-cell table:style-name="Table2.A2" office:value-type="string">
            <text:p text:style-name="P37">Yes</text:p>
          </table:table-cell>
          <table:table-cell table:style-name="Table2.A2" office:value-type="string">
            <text:p text:style-name="P34"><text:span text:style-name="T25">Yes </text:span>Run on typhoon</text:p>
          </table:table-cell>
          <table:table-cell table:style-name="Table2.H2" office:value-type="string">
            <text:p text:style-name="P43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Sept</text:p>
          </table:table-cell>
          <table:table-cell table:style-name="Table2.A2" office:value-type="string">
            <text:p text:style-name="P38">Run 3/1/17</text:p>
          </table:table-cell>
          <table:table-cell table:style-name="Table2.A2" office:value-type="string">
            <text:p text:style-name="P39">16/12/16</text:p>
          </table:table-cell>
          <table:table-cell table:style-name="Table2.A2" office:value-type="string">
            <text:p text:style-name="P39">Only until June/Julyish as of 16/12/16, <text:span text:style-name="T26">updated with NOAA data but still only until sometime in Sept 2017</text:span></text:p>
          </table:table-cell>
          <table:table-cell table:style-name="Table2.A2" office:value-type="string">
            <text:p text:style-name="P45">Yes</text:p>
          </table:table-cell>
          <table:table-cell table:style-name="Table2.A2" office:value-type="string">
            <text:p text:style-name="P45">Yes</text:p>
          </table:table-cell>
          <table:table-cell table:style-name="Table2.H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Oct</text:p>
          </table:table-cell>
          <table:table-cell table:style-name="Table2.A2" office:value-type="string">
            <text:p text:style-name="P40"><office:annotation office:name="__Fieldmark__13032_531376565"><dc:creator>Helen Snaith</dc:creator><dc:date>2017-01-24T12:11:58</dc:date><text:list text:continue-numbering="true" text:style-name=""><text:list-item><text:p>Have updated the Matlab paths following email from IT Helpdesk, 24/1/17 CJB</text:p></text:list-item></text:list></office:annotation><text:span text:style-name="T27">run </text:span>24/1/17<office:annotation-end office:name="__Fieldmark__13032_531376565"/></text:p>
          </table:table-cell>
          <table:table-cell table:style-name="Table2.A2" office:value-type="string">
            <text:p text:style-name="P42">Already have from above</text:p>
          </table:table-cell>
          <table:table-cell table:style-name="Table2.A2" office:value-type="string">
            <text:p text:style-name="P41">See Sept above</text:p>
          </table:table-cell>
          <table:table-cell table:style-name="Table2.A2" office:value-type="string">
            <text:p text:style-name="P44">Yes</text:p>
          </table:table-cell>
          <table:table-cell table:style-name="Table2.A2" office:value-type="string">
            <text:p text:style-name="P45">yes</text:p>
          </table:table-cell>
          <table:table-cell table:style-name="Table2.H2" office:value-type="string">
            <text:p text:style-name="P46">yes</text:p>
          </table:table-cell>
        </table:table-row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Nov</text:p>
          </table:table-cell>
          <table:table-cell table:style-name="Table2.A2" office:value-type="string">
            <text:p text:style-name="P47"><text:span text:style-name="T28">Is automated via cron job but still r</text:span>un 20/3/17, <text:span text:style-name="T29">have run as 2017 too!</text:span></text:p>
          </table:table-cell>
          <table:table-cell table:style-name="Table2.A2" office:value-type="string">
            <text:p text:style-name="P48">20/3/17</text:p>
          </table:table-cell>
          <table:table-cell table:style-name="Table2.A2" office:value-type="string">
            <text:p text:style-name="P49">Updated with ftp://podaac.jpl.nasa.gov/allData/merged_alt/L2/TP_J1_OSTM/global_mean_sea_level/</text:p>
          </table:table-cell>
          <table:table-cell table:style-name="Table2.A2" office:value-type="string">
            <text:p text:style-name="P50">Yes</text:p>
          </table:table-cell>
          <table:table-cell table:style-name="Table2.A2" office:value-type="string">
            <text:p text:style-name="P50">Yes</text:p>
          </table:table-cell>
          <table:table-cell table:style-name="Table2.H2" office:value-type="string">
            <text:p text:style-name="P51">yes</text:p>
          </table:table-cell>
        </table:table-row>
        <text:soft-page-break/>
        <table:table-row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Dec</text:p>
          </table:table-cell>
          <table:table-cell table:style-name="Table2.A2" office:value-type="string">
            <text:p text:style-name="P48">As for Nov</text:p>
          </table:table-cell>
          <table:table-cell table:style-name="Table2.A2" office:value-type="string">
            <text:p text:style-name="P48">As for Nov</text:p>
          </table:table-cell>
          <table:table-cell table:style-name="Table2.A2" office:value-type="string">
            <text:p text:style-name="P48">See above ...</text:p>
          </table:table-cell>
          <table:table-cell table:style-name="Table2.A2" office:value-type="string">
            <text:p text:style-name="P50">Yes</text:p>
          </table:table-cell>
          <table:table-cell table:style-name="Table2.A2" office:value-type="string">
            <text:p text:style-name="P50">running</text:p>
          </table:table-cell>
          <table:table-cell table:style-name="Table2.H2" office:value-type="string">
            <text:p text:style-name="P51">Yes</text:p>
          </table:table-cell>
        </table:table-row>
        <table:table-row>
          <table:table-cell table:style-name="Table2.A2" office:value-type="string">
            <text:p text:style-name="P21">2017</text:p>
          </table:table-cell>
          <table:table-cell table:style-name="Table2.A2" office:value-type="string">
            <text:p text:style-name="P21">Jan</text:p>
          </table:table-cell>
          <table:table-cell table:style-name="Table2.A2" office:value-type="string">
            <text:p text:style-name="P52">Yes</text:p>
          </table:table-cell>
          <table:table-cell table:style-name="Table2.A2" office:value-type="string">
            <text:p text:style-name="P53">19 April</text:p>
          </table:table-cell>
          <table:table-cell table:style-name="Table2.A2" office:value-type="string">
            <text:p text:style-name="P60">See abov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><text:file-name text:display="full">/noc/users/cryo/QCV_Cryo2/README_FIR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ＭＳ ゴシック" style:font-family-asian="'ＭＳ ゴシック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ＭＳ ゴシック" style:font-family-asian="'ＭＳ ゴシック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Balloon_20_Text1" style:display-name="Balloon Text1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size="12pt" fo:language="es" fo:country="ES" style:font-size-asian="12pt" style:language-asian="zh" style:country-asian="CN" style:font-size-complex="12pt" fo:hyphenate="false" fo:hyphenation-remain-char-count="2" fo:hyphenation-push-char-count="2"/>
    </style:style>
    <style:style style:name="Comment_20_Text1" style:display-name="Comment Text1" style:family="paragraph" style:parent-style-name="Standard" style:default-outline-level="">
      <style:paragraph-properties fo:margin-left="0in" fo:margin-right="0in" fo:margin-top="0.25in" fo:margin-bottom="0.1665in" style:contextual-spacing="false" fo:text-indent="0.4925in" style:auto-text-indent="false"/>
      <style:text-properties fo:color="#00000a" fo:font-size="10pt" fo:language="de" fo:country="D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" fo:font-family="Times" style:font-family-generic="roman" style:font-pitch="variable" fo:font-size="10pt" fo:language="en" fo:country="GB" style:font-size-asian="10pt" style:language-asian="en" style:country-asian="US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bsatz-Standardschriftart" style:family="text"/>
    <style:style style:name="Default_20_Paragraph_20_Font1" style:display-name="Default Paragraph Font1" style:family="text"/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fo:language="es" fo:country="ES" style:font-size-asian="9pt" style:font-name-complex="Lucida Grande1" style:font-family-complex="'Lucida Grande'" style:font-family-generic-complex="system" style:font-pitch-complex="variable" style:font-size-complex="9pt"/>
    </style:style>
    <style:style style:name="Comment_20_Reference1" style:display-name="Comment Reference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2pt" fo:language="es" fo:country="ES" style:font-size-asian="12pt" style:font-size-complex="12pt"/>
    </style:style>
    <style:style style:name="Comment_20_Text_20_Char1" style:display-name="Comment Text Char1" style:family="text">
      <style:text-properties fo:color="#00000a" fo:language="de" fo:country="DE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2" style:display-name="Comment Text Char2" style:family="text">
      <style:text-properties fo:font-size="12pt" fo:language="es" fo:country="ES" style:font-size-asian="12pt" style:language-asian="zh" style:country-asian="CN" style:font-size-complex="12pt"/>
    </style:style>
    <style:style style:name="Comment_20_Subject_20_Char" style:display-name="Comment Subject Char" style:family="text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Balloon_20_Text_20_Char1" style:display-name="Balloon Text Char1" style:family="text">
      <style:text-properties style:font-name="Lucida Grande" fo:font-family="'Lucida Grande'" style:font-family-generic="roman" style:font-pitch="variable" fo:font-size="9pt" fo:language="es" fo:country="ES" style:font-size-asian="9pt" style:language-asian="zh" style:country-asian="CN" style:font-name-complex="Lucida Grande1" style:font-family-complex="'Lucida Grande'" style:font-family-generic-complex="system" style:font-pitch-complex="variable" style:font-size-complex="9pt"/>
    </style:style>
    <style:style style:name="Heading_20_2_20_Char" style:display-name="Heading 2 Char" style:family="text">
      <style:text-properties style:font-name="Calibri" fo:font-family="Calibri" style:font-family-generic="roman" style:font-pitch="variable" fo:font-size="14pt" fo:language="es" fo:country="ES" fo:font-style="italic" fo:font-weight="bold" style:font-name-asian="ＭＳ ゴシック" style:font-family-asian="'ＭＳ ゴシック'" style:font-family-generic-asian="system" style:font-pitch-asian="variable" style:font-size-asian="14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family-generic="roman" style:font-pitch="variable" fo:font-size="16pt" fo:language="es" fo:country="ES" fo:font-weight="bold" style:letter-kerning="true" style:font-name-asian="ＭＳ ゴシック" style:font-family-asian="'ＭＳ ゴシック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stract</dc:title>
    <meta:initial-creator>kiko</meta:initial-creator>
    <dc:creator>Helen Snaith</dc:creator>
    <meta:editing-cycles>130</meta:editing-cycles>
    <meta:print-date>2014-05-19T10:52:00</meta:print-date>
    <meta:creation-date>2016-07-12T08:57:00</meta:creation-date>
    <dc:date>2017-04-20T09:18:43.427075624</dc:date>
    <meta:editing-duration>P5DT9H31M</meta:editing-duration>
    <meta:generator>LibreOffice/4.2.8.2$Linux_X86_64 LibreOffice_project/420$Build-2</meta:generator>
    <meta:document-statistic meta:table-count="2" meta:image-count="0" meta:object-count="0" meta:page-count="8" meta:paragraph-count="156" meta:word-count="1146" meta:character-count="8217" meta:non-whitespace-character-count="721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